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IXGeneral" svg:font-family="STIXGeneral"/>
    <style:font-face style:name="STIXVariants" svg:font-family="STIXVariant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fd78" officeooo:paragraph-rsid="0004fd78"/>
    </style:style>
    <style:style style:name="P2" style:family="paragraph" style:parent-style-name="Standard">
      <style:text-properties officeooo:rsid="0004fd78" officeooo:paragraph-rsid="000906fd"/>
    </style:style>
    <style:style style:name="P3" style:family="paragraph" style:parent-style-name="Standard">
      <style:paragraph-properties fo:text-align="center" style:justify-single-word="false"/>
      <style:text-properties fo:font-size="14pt" fo:font-weight="bold" officeooo:rsid="0004fd78" officeooo:paragraph-rsid="0004fd78" style:font-size-asian="14pt" style:font-weight-asian="bold" style:font-size-complex="14pt" style:font-weight-complex="bold"/>
    </style:style>
    <style:style style:name="P4" style:family="paragraph" style:parent-style-name="Standard">
      <style:text-properties officeooo:paragraph-rsid="0004fd78"/>
    </style:style>
    <style:style style:name="P5" style:family="paragraph" style:parent-style-name="Standard">
      <style:text-properties officeooo:rsid="0006cc71" officeooo:paragraph-rsid="0006cc71"/>
    </style:style>
    <style:style style:name="P6" style:family="paragraph" style:parent-style-name="Standard">
      <style:text-properties officeooo:paragraph-rsid="000a853c"/>
    </style:style>
    <style:style style:name="P7" style:family="paragraph" style:parent-style-name="Standard">
      <style:text-properties officeooo:paragraph-rsid="000a8a0f"/>
    </style:style>
    <style:style style:name="P8" style:family="paragraph" style:parent-style-name="Standard">
      <style:text-properties officeooo:paragraph-rsid="0006cc71"/>
    </style:style>
    <style:style style:name="T1" style:family="text">
      <style:text-properties officeooo:rsid="0004fd78"/>
    </style:style>
    <style:style style:name="T2" style:family="text">
      <style:text-properties officeooo:rsid="0006cc71"/>
    </style:style>
    <style:style style:name="T3" style:family="text">
      <style:text-properties officeooo:rsid="00078306"/>
    </style:style>
    <style:style style:name="T4" style:family="text">
      <style:text-properties fo:font-weight="bold"/>
    </style:style>
    <style:style style:name="T5" style:family="text">
      <style:text-properties officeooo:rsid="000906fd"/>
    </style:style>
    <style:style style:name="T6" style:family="text">
      <style:text-properties officeooo:rsid="000a853c"/>
    </style:style>
    <style:style style:name="T7" style:family="text">
      <style:text-properties style:font-name="STIXGeneral"/>
    </style:style>
    <style:style style:name="T8" style:family="text">
      <style:text-properties style:font-name="STIXGeneral" fo:font-style="italic"/>
    </style:style>
    <style:style style:name="T9" style:family="text">
      <style:text-properties style:font-name="STIXGeneral" fo:font-style="italic" officeooo:rsid="000a853c"/>
    </style:style>
    <style:style style:name="T10" style:family="text">
      <style:text-properties style:font-name="STIXGeneral" officeooo:rsid="000a853c"/>
    </style:style>
    <style:style style:name="T11" style:family="text">
      <style:text-properties style:font-name="STIXVariants"/>
    </style:style>
    <style:style style:name="T12" style:family="text">
      <style:text-properties style:font-name="STIXVariants" officeooo:rsid="000a853c"/>
    </style:style>
    <style:style style:name="T13" style:family="text">
      <style:text-properties style:font-name="Liberation Serif1" officeooo:rsid="000a853c"/>
    </style:style>
    <style:style style:name="T14" style:family="text">
      <style:text-properties style:font-name="Liberation Serif1" officeooo:rsid="000a8a0f"/>
    </style:style>
    <style:style style:name="T15" style:family="text">
      <style:text-properties officeooo:rsid="000a8a0f"/>
    </style:style>
    <style:style style:name="T16" style:family="text">
      <style:text-properties fo:font-weight="normal" style:font-weight-asian="normal" style:font-weight-complex="normal"/>
    </style:style>
    <style:style style:name="T17" style:family="text">
      <style:text-properties officeooo:rsid="000acb6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ssignment 2</text:p>
      <text:p text:style-name="P3">Speech &amp; NLP</text:p>
      <text:p text:style-name="P3"/>
      <text:p text:style-name="P3">Name : Prerit Gupta, Roll No: 14EC35001</text:p>
      <text:p text:style-name="P1"/>
      <text:p text:style-name="P1"/>
      <text:p text:style-name="P1">1) Classifying the models as generative &amp; discriminative</text:p>
      <text:p text:style-name="P1"/>
      <text:p text:style-name="P1">Generative Models</text:p>
      <text:p text:style-name="P1"/>
      <text:p text:style-name="P4"><text:span text:style-name="T1">(a) Naive’s Bayes Classifier: The NB Classifier is based on the Baye’s theorum : </text:span><text:bookmark text:name="__w2_D2JvS5z_answer_content"/>p(y|<text:span text:style-name="T4">x</text:span>) = p(x|y)p(y)/p(x) <text:s/><text:span text:style-name="T3">= p(x,y)/p(x)</text:span>, <text:span text:style-name="T3">but it doesn’t model the conditional probability directly. </text:span><text:bookmark text:name="__w2_D2JvS5z_answer_content1"/>It models the joint probability, and after that it calculates p(y|x). <text:s/><text:span text:style-name="T3">This model can be used to generate data on the basis of p(x,y) modelled.</text:span></text:p>
      <text:p text:style-name="P4"/>
      <text:p text:style-name="P1">(d) Gaussian Mixture Model: <text:span text:style-name="T3">It represents the mixture distributions or joint distributions on gaussian distributed assumption of variables. A GMM can be used to generate data from the joint gaussian distribution of variable modelled.</text:span></text:p>
      <text:p text:style-name="P1"/>
      <text:p text:style-name="P2">(b) GANs (Generative Adversarial Networks) : <text:span text:style-name="T5">The generator network of the GAN models the underlying distribution of the supplied real data and becomes profidient in learning the true distribution of the real dataset by fooling the distinguishing power of the discriminator. Hence, GAN is a generative model used to generate distribution of a given dataset.</text:span></text:p>
      <text:p text:style-name="P2"><text:span text:style-name="T5"><text:s/></text:span></text:p>
      <text:p text:style-name="P6"><text:span text:style-name="T1">(d) LDA(Latent Dirichlet Allocation): It is a generative statistical model </text:span>that allows sets of observations to be explained by <text:span text:style-name="T6">unobserved</text:span> groups that explain why some parts of the data are similar. <text:span text:style-name="T2"><text:s/></text:span></text:p>
      <text:p text:style-name="P1"/>
      <text:p text:style-name="P1">D<text:span text:style-name="T17">i</text:span>scriminative Models</text:p>
      <text:p text:style-name="P6"><text:span text:style-name="T1">(a) Neural Networks: In neural networks</text:span>, the likelihood and log-likelihood objective functions are both equivalent to the probability distribution <text:bookmark text:name="MathJax-Element-1-Frame"/><text:bookmark text:name="MathJax-Span-1"/><text:bookmark text:name="MathJax-Span-2"/><text:bookmark text:name="MathJax-Span-3"/><text:span text:style-name="T8">p</text:span><text:bookmark text:name="MathJax-Span-4"/><text:span text:style-name="T7">(</text:span><text:bookmark text:name="MathJax-Span-5"/><text:span text:style-name="T8">y</text:span><text:bookmark text:name="MathJax-Span-6"/><text:bookmark text:name="MathJax-Span-7"/><text:bookmark text:name="MathJax-Span-8"/><text:span text:style-name="T11">|</text:span><text:bookmark text:name="MathJax-Span-9"/><text:span text:style-name="T8">x</text:span><text:bookmark text:name="MathJax-Span-10"/><text:span text:style-name="T7">)</text:span><text:bookmark text:name="__w2_wfc7SDK_answer_content"/> as follows: <text:span text:style-name="T6">L(</text:span><text:span text:style-name="T13">θ) = L(θ;X,y) = L(y|X,θ) where </text:span><text:bookmark text:name="__w2_wfc7SDK_answer_content4"/><text:span text:style-name="T13">the model </text:span><text:bookmark text:name="MathJax-Element-3-Frame"/><text:bookmark text:name="MathJax-Span-37"/><text:bookmark text:name="MathJax-Span-38"/><text:bookmark text:name="MathJax-Span-39"/><text:span text:style-name="T9">θ</text:span><text:bookmark text:name="__w2_wfc7SDK_answer_content3"/><text:span text:style-name="T13"> is chosen to make the </text:span><text:bookmark text:name="MathJax-Element-4-Frame"/><text:bookmark text:name="MathJax-Span-40"/><text:bookmark text:name="MathJax-Span-41"/><text:bookmark text:name="MathJax-Span-42"/><text:span text:style-name="T9">p</text:span><text:bookmark text:name="MathJax-Span-43"/><text:span text:style-name="T10">(</text:span><text:bookmark text:name="MathJax-Span-44"/><text:span text:style-name="T9">y</text:span><text:bookmark text:name="MathJax-Span-45"/><text:bookmark text:name="MathJax-Span-46"/><text:bookmark text:name="MathJax-Span-47"/><text:span text:style-name="T12">|</text:span><text:bookmark text:name="MathJax-Span-48"/><text:span text:style-name="T9">x</text:span><text:bookmark text:name="MathJax-Span-49"/><text:span text:style-name="T10">)</text:span><text:bookmark text:name="__w2_wfc7SDK_answer_content2"/><text:span text:style-name="T13"> as high probability as possible. </text:span><text:span text:style-name="T14">The task objective is classification of input data which is discrimination among possible class outcomes.</text:span></text:p>
      <text:p text:style-name="P6"><text:span text:style-name="T13"/></text:p>
      <text:p text:style-name="P7"><text:span text:style-name="T1">(b) Logistic Regression: </text:span>Logistic regression measures the relationship between the categorical dependent variable and one or more independent variables by estimating probabilities using a <text:span text:style-name="T15">logisitic function (cumulative logical distribution).</text:span> <text:span text:style-name="T1">L</text:span>ogistic regression predicts the <text:span text:style-name="T16">probability </text:span>of particular outcomes rather than the outcomes themselves.</text:p>
      <text:p text:style-name="P7"/>
      <text:p text:style-name="P8"><text:span text:style-name="T2">(c) SVM (Support Vector Machine): </text:span><text:bookmark text:name="__w2_xCXzxzs_answer_content"/>Discriminative classifiers model the posterior (i.e. probability of class  given data, Pr(y|x)) directly from the data. SVM is discriminative because it  explicitly learns the class boundary between the two classes.</text:p>
      <text:p text:style-name="P8"/>
      <text:p text:style-name="P5">(d) Decision Tree : <text:span text:style-name="T17">A decision tree uses a tree-like graph to perform classification. It is discriminative as it distinguishes the class label of sampe conditioned on its underlying feature attribu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IXGeneral" svg:font-family="STIXGeneral"/>
    <style:font-face style:name="STIXVariants" svg:font-family="STIXVariant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8T22:48:43.807324589</meta:creation-date>
    <dc:date>2018-08-19T00:07:16.241159833</dc:date>
    <meta:editing-duration>PT16M58S</meta:editing-duration>
    <meta:editing-cycles>1</meta:editing-cycles>
    <meta:document-statistic meta:table-count="0" meta:image-count="0" meta:object-count="0" meta:page-count="1" meta:paragraph-count="15" meta:word-count="361" meta:character-count="2444" meta:non-whitespace-character-count="2090"/>
    <meta:generator>LibreOffice/5.1.6.2$Linux_X86_64 LibreOffice_project/10m0$Build-2</meta:generator>
  </office:meta>
</office:document-meta>
</file>